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)</text:p>
            <text:p>1982-08-18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92-08-18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02-08-18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12-08-17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22-04-20</text:p>
          </table:table-cell>
        </table:table-row>
        <table:table-row table:style-name="ro2">
          <table:table-cell office:value-type="string" calcext:value-type="string">
            <text:p><text:a xlink:href="javascript:sym(26290)" xlink:type="simple">Banket</text:a>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...</text:p>
          </table:table-cell>
          <table:table-cell office:value-type="float" office:value="7963" calcext:value-type="float">
            <text:p>7963</text:p>
          </table:table-cell>
          <table:table-cell office:value-type="float" office:value="9845" calcext:value-type="float">
            <text:p>9845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1959)" xlink:type="simple">Beitbridge</text:a></text:p>
          </table:table-cell>
          <table:table-cell office:value-type="string" calcext:value-type="string">
            <text:p>MBS</text:p>
          </table:table-cell>
          <table:table-cell office:value-type="string" calcext:value-type="string">
            <text:p>...</text:p>
          </table:table-cell>
          <table:table-cell office:value-type="float" office:value="11596" calcext:value-type="float">
            <text:p>11596</text:p>
          </table:table-cell>
          <table:table-cell office:value-type="float" office:value="22136" calcext:value-type="float">
            <text:p>22136</text:p>
          </table:table-cell>
          <table:table-cell office:value-type="float" office:value="41767" calcext:value-type="float">
            <text:p>41767</text:p>
          </table:table-cell>
          <table:table-cell office:value-type="float" office:value="58574" calcext:value-type="float">
            <text:p>58574</text:p>
          </table:table-cell>
        </table:table-row>
        <table:table-row table:style-name="ro2">
          <table:table-cell office:value-type="string" calcext:value-type="string">
            <text:p><text:a xlink:href="javascript:sym(11224)" xlink:type="simple">Bindura</text:a></text:p>
          </table:table-cell>
          <table:table-cell office:value-type="string" calcext:value-type="string">
            <text:p>MSC</text:p>
          </table:table-cell>
          <table:table-cell office:value-type="float" office:value="18243" calcext:value-type="float">
            <text:p>18243</text:p>
          </table:table-cell>
          <table:table-cell office:value-type="float" office:value="21167" calcext:value-type="float">
            <text:p>21167</text:p>
          </table:table-cell>
          <table:table-cell office:value-type="float" office:value="33637" calcext:value-type="float">
            <text:p>33637</text:p>
          </table:table-cell>
          <table:table-cell office:value-type="float" office:value="42861" calcext:value-type="float">
            <text:p>42861</text:p>
          </table:table-cell>
          <table:table-cell table:style-name="ce3" office:value-type="float" office:value="50400" calcext:value-type="float">
            <text:p>50400</text:p>
          </table:table-cell>
        </table:table-row>
        <table:table-row table:style-name="ro2">
          <table:table-cell office:value-type="string" calcext:value-type="string">
            <text:p><text:a xlink:href="javascript:sym(370)" xlink:type="simple">Bulawayo</text:a></text:p>
          </table:table-cell>
          <table:table-cell office:value-type="string" calcext:value-type="string">
            <text:p>MBN</text:p>
          </table:table-cell>
          <table:table-cell office:value-type="float" office:value="413814" calcext:value-type="float">
            <text:p>413814</text:p>
          </table:table-cell>
          <table:table-cell office:value-type="float" office:value="621742" calcext:value-type="float">
            <text:p>621742</text:p>
          </table:table-cell>
          <table:table-cell office:value-type="float" office:value="676650" calcext:value-type="float">
            <text:p>676650</text:p>
          </table:table-cell>
          <table:table-cell office:value-type="float" office:value="653337" calcext:value-type="float">
            <text:p>653337</text:p>
          </table:table-cell>
          <table:table-cell office:value-type="float" office:value="665952" calcext:value-type="float">
            <text:p>665952</text:p>
          </table:table-cell>
        </table:table-row>
        <table:table-row table:style-name="ro2">
          <table:table-cell office:value-type="string" calcext:value-type="string">
            <text:p><text:a xlink:href="javascript:sym(11223)" xlink:type="simple">Chegutu</text:a></text:p>
          </table:table-cell>
          <table:table-cell office:value-type="string" calcext:value-type="string">
            <text:p>MSW</text:p>
          </table:table-cell>
          <table:table-cell office:value-type="float" office:value="19606" calcext:value-type="float">
            <text:p>19606</text:p>
          </table:table-cell>
          <table:table-cell office:value-type="float" office:value="30191" calcext:value-type="float">
            <text:p>30191</text:p>
          </table:table-cell>
          <table:table-cell office:value-type="float" office:value="43424" calcext:value-type="float">
            <text:p>43424</text:p>
          </table:table-cell>
          <table:table-cell office:value-type="float" office:value="50255" calcext:value-type="float">
            <text:p>50255</text:p>
          </table:table-cell>
          <table:table-cell table:style-name="ce3" office:value-type="float" office:value="65800" calcext:value-type="float">
            <text:p>65800</text:p>
          </table:table-cell>
        </table:table-row>
        <table:table-row table:style-name="ro3">
          <table:table-cell office:value-type="string" calcext:value-type="string">
            <text:p><text:a xlink:href="javascript:sym(371)" xlink:type="simple">Chinhoyi</text:a> (Sinoia)</text:p>
          </table:table-cell>
          <table:table-cell office:value-type="string" calcext:value-type="string">
            <text:p>MSW</text:p>
          </table:table-cell>
          <table:table-cell office:value-type="float" office:value="24322" calcext:value-type="float">
            <text:p>24322</text:p>
          </table:table-cell>
          <table:table-cell office:value-type="float" office:value="43054" calcext:value-type="float">
            <text:p>43054</text:p>
          </table:table-cell>
          <table:table-cell office:value-type="float" office:value="48912" calcext:value-type="float">
            <text:p>48912</text:p>
          </table:table-cell>
          <table:table-cell office:value-type="float" office:value="68273" calcext:value-type="float">
            <text:p>68273</text:p>
          </table:table-cell>
          <table:table-cell table:style-name="ce3" office:value-type="float" office:value="90800" calcext:value-type="float">
            <text:p>90800</text:p>
          </table:table-cell>
        </table:table-row>
        <table:table-row table:style-name="ro2">
          <table:table-cell office:value-type="string" calcext:value-type="string">
            <text:p><text:a xlink:href="javascript:sym(11962)" xlink:type="simple">Chipinge</text:a></text:p>
          </table:table-cell>
          <table:table-cell office:value-type="string" calcext:value-type="string">
            <text:p>MNL</text:p>
          </table:table-cell>
          <table:table-cell office:value-type="float" office:value="6077" calcext:value-type="float">
            <text:p>6077</text:p>
          </table:table-cell>
          <table:table-cell office:value-type="float" office:value="11582" calcext:value-type="float">
            <text:p>11582</text:p>
          </table:table-cell>
          <table:table-cell office:value-type="float" office:value="16539" calcext:value-type="float">
            <text:p>16539</text:p>
          </table:table-cell>
          <table:table-cell office:value-type="float" office:value="25214" calcext:value-type="float">
            <text:p>25214</text:p>
          </table:table-cell>
          <table:table-cell office:value-type="float" office:value="34959" calcext:value-type="float">
            <text:p>34959</text:p>
          </table:table-cell>
        </table:table-row>
        <table:table-row table:style-name="ro2">
          <table:table-cell office:value-type="string" calcext:value-type="string">
            <text:p><text:a xlink:href="javascript:sym(11957)" xlink:type="simple">Chiredzi</text:a></text:p>
          </table:table-cell>
          <table:table-cell office:value-type="string" calcext:value-type="string">
            <text:p>MVG</text:p>
          </table:table-cell>
          <table:table-cell office:value-type="float" office:value="10257" calcext:value-type="float">
            <text:p>10257</text:p>
          </table:table-cell>
          <table:table-cell office:value-type="float" office:value="21116" calcext:value-type="float">
            <text:p>21116</text:p>
          </table:table-cell>
          <table:table-cell office:value-type="float" office:value="25849" calcext:value-type="float">
            <text:p>25849</text:p>
          </table:table-cell>
          <table:table-cell office:value-type="float" office:value="30197" calcext:value-type="float">
            <text:p>30197</text:p>
          </table:table-cell>
          <table:table-cell table:style-name="ce3" office:value-type="float" office:value="40100" calcext:value-type="float">
            <text:p>40100</text:p>
          </table:table-cell>
        </table:table-row>
        <table:table-row table:style-name="ro2">
          <table:table-cell office:value-type="string" calcext:value-type="string">
            <text:p><text:a xlink:href="javascript:sym(372)" xlink:type="simple">Chitungwiza</text:a></text:p>
          </table:table-cell>
          <table:table-cell office:value-type="string" calcext:value-type="string">
            <text:p>HAR</text:p>
          </table:table-cell>
          <table:table-cell office:value-type="float" office:value="172556" calcext:value-type="float">
            <text:p>172556</text:p>
          </table:table-cell>
          <table:table-cell office:value-type="float" office:value="274912" calcext:value-type="float">
            <text:p>274912</text:p>
          </table:table-cell>
          <table:table-cell office:value-type="float" office:value="323260" calcext:value-type="float">
            <text:p>323260</text:p>
          </table:table-cell>
          <table:table-cell office:value-type="float" office:value="356840" calcext:value-type="float">
            <text:p>356840</text:p>
          </table:table-cell>
          <table:table-cell office:value-type="float" office:value="371246" calcext:value-type="float">
            <text:p>371246</text:p>
          </table:table-cell>
        </table:table-row>
        <table:table-row table:style-name="ro2">
          <table:table-cell office:value-type="string" calcext:value-type="string">
            <text:p><text:a xlink:href="javascript:sym(26291)" xlink:type="simple">Chivhu</text:a>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...</text:p>
          </table:table-cell>
          <table:table-cell office:value-type="float" office:value="6909" calcext:value-type="float">
            <text:p>6909</text:p>
          </table:table-cell>
          <table:table-cell office:value-type="float" office:value="10201" calcext:value-type="float">
            <text:p>10201</text:p>
          </table:table-cell>
          <table:table-cell office:value-type="float" office:value="12958" calcext:value-type="float">
            <text:p>1295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770)" xlink:type="simple">Epworth</text:a></text:p>
          </table:table-cell>
          <table:table-cell office:value-type="string" calcext:value-type="string">
            <text:p>H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4067" calcext:value-type="float">
            <text:p>114067</text:p>
          </table:table-cell>
          <table:table-cell office:value-type="float" office:value="167462" calcext:value-type="float">
            <text:p>167462</text:p>
          </table:table-cell>
          <table:table-cell office:value-type="float" office:value="206368" calcext:value-type="float">
            <text:p>206368</text:p>
          </table:table-cell>
        </table:table-row>
        <table:table-row table:style-name="ro2">
          <table:table-cell office:value-type="string" calcext:value-type="string">
            <text:p><text:a xlink:href="javascript:sym(26292)" xlink:type="simple">Glendale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...</text:p>
          </table:table-cell>
          <table:table-cell office:value-type="float" office:value="7174" calcext:value-type="float">
            <text:p>7174</text:p>
          </table:table-cell>
          <table:table-cell office:value-type="float" office:value="9798" calcext:value-type="float">
            <text:p>9798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6293)" xlink:type="simple">Gokwe</text:a>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...</text:p>
          </table:table-cell>
          <table:table-cell office:value-type="float" office:value="7418" calcext:value-type="float">
            <text:p>7418</text:p>
          </table:table-cell>
          <table:table-cell office:value-type="float" office:value="17703" calcext:value-type="float">
            <text:p>17703</text:p>
          </table:table-cell>
          <table:table-cell office:value-type="float" office:value="23906" calcext:value-type="float">
            <text:p>23906</text:p>
          </table:table-cell>
          <table:table-cell office:value-type="float" office:value="33073" calcext:value-type="float">
            <text:p>33073</text:p>
          </table:table-cell>
        </table:table-row>
        <table:table-row table:style-name="ro3">
          <table:table-cell office:value-type="string" calcext:value-type="string">
            <text:p><text:a xlink:href="javascript:sym(11229)" xlink:type="simple">Gwanda</text:a> (Jawunda)</text:p>
          </table:table-cell>
          <table:table-cell office:value-type="string" calcext:value-type="string">
            <text:p>MBS</text:p>
          </table:table-cell>
          <table:table-cell office:value-type="float" office:value="4874" calcext:value-type="float">
            <text:p>4874</text:p>
          </table:table-cell>
          <table:table-cell office:value-type="float" office:value="10565" calcext:value-type="float">
            <text:p>10565</text:p>
          </table:table-cell>
          <table:table-cell office:value-type="float" office:value="13184" calcext:value-type="float">
            <text:p>13184</text:p>
          </table:table-cell>
          <table:table-cell office:value-type="float" office:value="19895" calcext:value-type="float">
            <text:p>19895</text:p>
          </table:table-cell>
          <table:table-cell table:style-name="ce3" office:value-type="float" office:value="26700" calcext:value-type="float">
            <text:p>26700</text:p>
          </table:table-cell>
        </table:table-row>
        <table:table-row table:style-name="ro3">
          <table:table-cell office:value-type="string" calcext:value-type="string">
            <text:p><text:a xlink:href="javascript:sym(373)" xlink:type="simple">Gweru</text:a> (Gwelo)</text:p>
          </table:table-cell>
          <table:table-cell office:value-type="string" calcext:value-type="string">
            <text:p>MID</text:p>
          </table:table-cell>
          <table:table-cell office:value-type="float" office:value="78918" calcext:value-type="float">
            <text:p>78918</text:p>
          </table:table-cell>
          <table:table-cell office:value-type="float" office:value="128037" calcext:value-type="float">
            <text:p>128037</text:p>
          </table:table-cell>
          <table:table-cell office:value-type="float" office:value="140806" calcext:value-type="float">
            <text:p>140806</text:p>
          </table:table-cell>
          <table:table-cell office:value-type="float" office:value="154825" calcext:value-type="float">
            <text:p>154825</text:p>
          </table:table-cell>
          <table:table-cell table:style-name="ce3" office:value-type="float" office:value="159050" calcext:value-type="float">
            <text:p>159050</text:p>
          </table:table-cell>
        </table:table-row>
        <table:table-row table:style-name="ro3">
          <table:table-cell office:value-type="string" calcext:value-type="string">
            <text:p><text:a xlink:href="javascript:sym(374)" xlink:type="simple">Harare</text:a> (Salisbury)</text:p>
          </table:table-cell>
          <table:table-cell office:value-type="string" calcext:value-type="string">
            <text:p>HAR</text:p>
          </table:table-cell>
          <table:table-cell office:value-type="float" office:value="656011" calcext:value-type="float">
            <text:p>656011</text:p>
          </table:table-cell>
          <table:table-cell office:value-type="float" office:value="1189103" calcext:value-type="float">
            <text:p>1189103</text:p>
          </table:table-cell>
          <table:table-cell office:value-type="float" office:value="1435784" calcext:value-type="float">
            <text:p>1435784</text:p>
          </table:table-cell>
          <table:table-cell office:value-type="float" office:value="1485231" calcext:value-type="float">
            <text:p>1485231</text:p>
          </table:table-cell>
          <table:table-cell office:value-type="float" office:value="1491754" calcext:value-type="float">
            <text:p>1491754</text:p>
          </table:table-cell>
        </table:table-row>
        <table:table-row table:style-name="ro4">
          <table:table-cell office:value-type="string" calcext:value-type="string">
            <text:p><text:a xlink:href="javascript:sym(32538)" xlink:type="simple">Harare Western Suburbs</text:a> (in: Zvimba District)</text:p>
          </table:table-cell>
          <table:table-cell office:value-type="string" calcext:value-type="string">
            <text:p>MSW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556" calcext:value-type="float">
            <text:p>15556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75)" xlink:type="simple">Hwange</text:a> (Wankie)</text:p>
          </table:table-cell>
          <table:table-cell office:value-type="string" calcext:value-type="string">
            <text:p>MBN</text:p>
          </table:table-cell>
          <table:table-cell office:value-type="float" office:value="39036" calcext:value-type="float">
            <text:p>39036</text:p>
          </table:table-cell>
          <table:table-cell office:value-type="float" office:value="42581" calcext:value-type="float">
            <text:p>42581</text:p>
          </table:table-cell>
          <table:table-cell office:value-type="float" office:value="34950" calcext:value-type="float">
            <text:p>34950</text:p>
          </table:table-cell>
          <table:table-cell table:style-name="ce3" office:value-type="float" office:value="37602" calcext:value-type="float">
            <text:p>37602</text:p>
          </table:table-cell>
          <table:table-cell table:style-name="ce3" office:value-type="float" office:value="39750" calcext:value-type="float">
            <text:p>39750</text:p>
          </table:table-cell>
        </table:table-row>
        <table:table-row table:style-name="ro3">
          <table:table-cell office:value-type="string" calcext:value-type="string">
            <text:p><text:a xlink:href="javascript:sym(376)" xlink:type="simple">Kadoma</text:a> (Gatooma)</text:p>
          </table:table-cell>
          <table:table-cell office:value-type="string" calcext:value-type="string">
            <text:p>MSW</text:p>
          </table:table-cell>
          <table:table-cell office:value-type="float" office:value="44613" calcext:value-type="float">
            <text:p>44613</text:p>
          </table:table-cell>
          <table:table-cell office:value-type="float" office:value="67750" calcext:value-type="float">
            <text:p>67750</text:p>
          </table:table-cell>
          <table:table-cell table:style-name="ce3" office:value-type="float" office:value="76351" calcext:value-type="float">
            <text:p>76351</text:p>
          </table:table-cell>
          <table:table-cell office:value-type="float" office:value="91633" calcext:value-type="float">
            <text:p>91633</text:p>
          </table:table-cell>
          <table:table-cell office:value-type="float" office:value="117381" calcext:value-type="float">
            <text:p>117381</text:p>
          </table:table-cell>
        </table:table-row>
        <table:table-row table:style-name="ro2">
          <table:table-cell office:value-type="string" calcext:value-type="string">
            <text:p><text:a xlink:href="javascript:sym(11225)" xlink:type="simple">Kariba</text:a></text:p>
          </table:table-cell>
          <table:table-cell office:value-type="string" calcext:value-type="string">
            <text:p>MSW</text:p>
          </table:table-cell>
          <table:table-cell office:value-type="float" office:value="12364" calcext:value-type="float">
            <text:p>12364</text:p>
          </table:table-cell>
          <table:table-cell office:value-type="float" office:value="20736" calcext:value-type="float">
            <text:p>20736</text:p>
          </table:table-cell>
          <table:table-cell office:value-type="float" office:value="22726" calcext:value-type="float">
            <text:p>22726</text:p>
          </table:table-cell>
          <table:table-cell office:value-type="float" office:value="26112" calcext:value-type="float">
            <text:p>26112</text:p>
          </table:table-cell>
          <table:table-cell table:style-name="ce3" office:value-type="float" office:value="27450" calcext:value-type="float">
            <text:p>27450</text:p>
          </table:table-cell>
        </table:table-row>
        <table:table-row table:style-name="ro2">
          <table:table-cell office:value-type="string" calcext:value-type="string">
            <text:p><text:a xlink:href="javascript:sym(11227)" xlink:type="simple">Karoi</text:a></text:p>
          </table:table-cell>
          <table:table-cell office:value-type="string" calcext:value-type="string">
            <text:p>MSW</text:p>
          </table:table-cell>
          <table:table-cell office:value-type="float" office:value="8748" calcext:value-type="float">
            <text:p>8748</text:p>
          </table:table-cell>
          <table:table-cell office:value-type="float" office:value="14763" calcext:value-type="float">
            <text:p>14763</text:p>
          </table:table-cell>
          <table:table-cell office:value-type="float" office:value="22383" calcext:value-type="float">
            <text:p>22383</text:p>
          </table:table-cell>
          <table:table-cell office:value-type="float" office:value="26009" calcext:value-type="float">
            <text:p>26009</text:p>
          </table:table-cell>
          <table:table-cell office:value-type="float" office:value="37564" calcext:value-type="float">
            <text:p>37564</text:p>
          </table:table-cell>
        </table:table-row>
        <table:table-row table:style-name="ro3">
          <table:table-cell office:value-type="string" calcext:value-type="string">
            <text:p><text:a xlink:href="javascript:sym(377)" xlink:type="simple">Kwekwe</text:a> (Que Que)</text:p>
          </table:table-cell>
          <table:table-cell office:value-type="string" calcext:value-type="string">
            <text:p>MID</text:p>
          </table:table-cell>
          <table:table-cell office:value-type="float" office:value="47607" calcext:value-type="float">
            <text:p>47607</text:p>
          </table:table-cell>
          <table:table-cell office:value-type="float" office:value="75425" calcext:value-type="float">
            <text:p>75425</text:p>
          </table:table-cell>
          <table:table-cell office:value-type="float" office:value="93608" calcext:value-type="float">
            <text:p>93608</text:p>
          </table:table-cell>
          <table:table-cell office:value-type="float" office:value="100900" calcext:value-type="float">
            <text:p>100900</text:p>
          </table:table-cell>
          <table:table-cell office:value-type="float" office:value="119863" calcext:value-type="float">
            <text:p>119863</text:p>
          </table:table-cell>
        </table:table-row>
        <table:table-row table:style-name="ro2">
          <table:table-cell office:value-type="string" calcext:value-type="string">
            <text:p><text:a xlink:href="javascript:sym(34533)" xlink:type="simple">Lupane</text:a></text:p>
          </table:table-cell>
          <table:table-cell office:value-type="string" calcext:value-type="string">
            <text:p>MB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523" calcext:value-type="float">
            <text:p>2523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78)" xlink:type="simple">Marondera</text:a> (Marandellas)</text:p>
          </table:table-cell>
          <table:table-cell office:value-type="string" calcext:value-type="string">
            <text:p>MSE</text:p>
          </table:table-cell>
          <table:table-cell office:value-type="float" office:value="19971" calcext:value-type="float">
            <text:p>19971</text:p>
          </table:table-cell>
          <table:table-cell office:value-type="float" office:value="39384" calcext:value-type="float">
            <text:p>39384</text:p>
          </table:table-cell>
          <table:table-cell office:value-type="float" office:value="51847" calcext:value-type="float">
            <text:p>51847</text:p>
          </table:table-cell>
          <table:table-cell office:value-type="float" office:value="61998" calcext:value-type="float">
            <text:p>61998</text:p>
          </table:table-cell>
          <table:table-cell office:value-type="float" office:value="66204" calcext:value-type="float">
            <text:p>66204</text:p>
          </table:table-cell>
        </table:table-row>
        <table:table-row table:style-name="ro2">
          <table:table-cell office:value-type="string" calcext:value-type="string">
            <text:p><text:a xlink:href="javascript:sym(11958)" xlink:type="simple">Mashava Mine</text:a></text:p>
          </table:table-cell>
          <table:table-cell office:value-type="string" calcext:value-type="string">
            <text:p>MVG</text:p>
          </table:table-cell>
          <table:table-cell office:value-type="string" calcext:value-type="string">
            <text:p>...</text:p>
          </table:table-cell>
          <table:table-cell office:value-type="float" office:value="15507" calcext:value-type="float">
            <text:p>15507</text:p>
          </table:table-cell>
          <table:table-cell office:value-type="float" office:value="12315" calcext:value-type="float">
            <text:p>12315</text:p>
          </table:table-cell>
          <table:table-cell office:value-type="float" office:value="5859" calcext:value-type="float">
            <text:p>5859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<text:a xlink:href="javascript:sym(379)" xlink:type="simple">Masvingo</text:a> (Fort Victoria)</text:p>
          </table:table-cell>
          <table:table-cell office:value-type="string" calcext:value-type="string">
            <text:p>MVG</text:p>
          </table:table-cell>
          <table:table-cell office:value-type="float" office:value="30523" calcext:value-type="float">
            <text:p>30523</text:p>
          </table:table-cell>
          <table:table-cell office:value-type="float" office:value="51743" calcext:value-type="float">
            <text:p>51743</text:p>
          </table:table-cell>
          <table:table-cell office:value-type="float" office:value="69490" calcext:value-type="float">
            <text:p>69490</text:p>
          </table:table-cell>
          <table:table-cell office:value-type="float" office:value="87886" calcext:value-type="float">
            <text:p>87886</text:p>
          </table:table-cell>
          <table:table-cell table:style-name="ce3" office:value-type="float" office:value="87950" calcext:value-type="float">
            <text:p>87950</text:p>
          </table:table-cell>
        </table:table-row>
        <table:table-row table:style-name="ro2">
          <table:table-cell office:value-type="string" calcext:value-type="string">
            <text:p><text:a xlink:href="javascript:sym(11961)" xlink:type="simple">Mhangura Mine</text:a>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...</text:p>
          </table:table-cell>
          <table:table-cell office:value-type="float" office:value="11175" calcext:value-type="float">
            <text:p>11175</text:p>
          </table:table-cell>
          <table:table-cell office:value-type="float" office:value="5747" calcext:value-type="float">
            <text:p>5747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2539)" xlink:type="simple">Mount Hampden</text:a></text:p>
          </table:table-cell>
          <table:table-cell office:value-type="string" calcext:value-type="string">
            <text:p>MSW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245" calcext:value-type="float">
            <text:p>9245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2541)" xlink:type="simple">Murehwa</text:a></text:p>
          </table:table-cell>
          <table:table-cell office:value-type="string" calcext:value-type="string">
            <text:p>MS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750" calcext:value-type="float">
            <text:p>11750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81)" xlink:type="simple">Mutare</text:a> (Umtali)</text:p>
          </table:table-cell>
          <table:table-cell office:value-type="string" calcext:value-type="string">
            <text:p>MNL</text:p>
          </table:table-cell>
          <table:table-cell office:value-type="float" office:value="69621" calcext:value-type="float">
            <text:p>69621</text:p>
          </table:table-cell>
          <table:table-cell office:value-type="float" office:value="131367" calcext:value-type="float">
            <text:p>131367</text:p>
          </table:table-cell>
          <table:table-cell office:value-type="float" office:value="170466" calcext:value-type="float">
            <text:p>170466</text:p>
          </table:table-cell>
          <table:table-cell office:value-type="float" office:value="186208" calcext:value-type="float">
            <text:p>186208</text:p>
          </table:table-cell>
          <table:table-cell office:value-type="float" office:value="224804" calcext:value-type="float">
            <text:p>224804</text:p>
          </table:table-cell>
        </table:table-row>
        <table:table-row table:style-name="ro2">
          <table:table-cell office:value-type="string" calcext:value-type="string">
            <text:p><text:a xlink:href="javascript:sym(26295)" xlink:type="simple">Mutoko</text:a></text:p>
          </table:table-cell>
          <table:table-cell office:value-type="string" calcext:value-type="string">
            <text:p>MSE</text:p>
          </table:table-cell>
          <table:table-cell office:value-type="float" office:value="4829" calcext:value-type="float">
            <text:p>4829</text:p>
          </table:table-cell>
          <table:table-cell office:value-type="float" office:value="5380" calcext:value-type="float">
            <text:p>5380</text:p>
          </table:table-cell>
          <table:table-cell office:value-type="float" office:value="9611" calcext:value-type="float">
            <text:p>9611</text:p>
          </table:table-cell>
          <table:table-cell office:value-type="float" office:value="12336" calcext:value-type="float">
            <text:p>1233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6296)" xlink:type="simple">Mvurwi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...</text:p>
          </table:table-cell>
          <table:table-cell office:value-type="float" office:value="6026" calcext:value-type="float">
            <text:p>6026</text:p>
          </table:table-cell>
          <table:table-cell office:value-type="float" office:value="8096" calcext:value-type="float">
            <text:p>8096</text:p>
          </table:table-cell>
          <table:table-cell office:value-type="float" office:value="10548" calcext:value-type="float">
            <text:p>10548</text:p>
          </table:table-cell>
          <table:table-cell office:value-type="float" office:value="15646" calcext:value-type="float">
            <text:p>15646</text:p>
          </table:table-cell>
        </table:table-row>
        <table:table-row table:style-name="ro2">
          <table:table-cell office:value-type="string" calcext:value-type="string">
            <text:p><text:a xlink:href="javascript:sym(11960)" xlink:type="simple">Norton</text:a>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...</text:p>
          </table:table-cell>
          <table:table-cell office:value-type="float" office:value="20405" calcext:value-type="float">
            <text:p>20405</text:p>
          </table:table-cell>
          <table:table-cell office:value-type="float" office:value="44397" calcext:value-type="float">
            <text:p>44397</text:p>
          </table:table-cell>
          <table:table-cell office:value-type="float" office:value="67591" calcext:value-type="float">
            <text:p>67591</text:p>
          </table:table-cell>
          <table:table-cell office:value-type="float" office:value="87039" calcext:value-type="float">
            <text:p>87039</text:p>
          </table:table-cell>
        </table:table-row>
        <table:table-row table:style-name="ro1">
          <table:table-cell office:value-type="string" calcext:value-type="string">
            <text:p><text:a xlink:href="javascript:sym(30642)" xlink:type="simple">Plumtree</text:a> (Mangwe Urban)</text:p>
          </table:table-cell>
          <table:table-cell office:value-type="string" calcext:value-type="string">
            <text:p>MBS</text:p>
          </table:table-cell>
          <table:table-cell office:value-type="string" calcext:value-type="string">
            <text:p>...</text:p>
          </table:table-cell>
          <table:table-cell office:value-type="float" office:value="6228" calcext:value-type="float">
            <text:p>6228</text:p>
          </table:table-cell>
          <table:table-cell office:value-type="float" office:value="9923" calcext:value-type="float">
            <text:p>9923</text:p>
          </table:table-cell>
          <table:table-cell office:value-type="float" office:value="11626" calcext:value-type="float">
            <text:p>11626</text:p>
          </table:table-cell>
          <table:table-cell office:value-type="float" office:value="14460" calcext:value-type="float">
            <text:p>14460</text:p>
          </table:table-cell>
        </table:table-row>
        <table:table-row table:style-name="ro2">
          <table:table-cell office:value-type="string" calcext:value-type="string">
            <text:p><text:a xlink:href="javascript:sym(382)" xlink:type="simple">Redcliff</text:a></text:p>
          </table:table-cell>
          <table:table-cell office:value-type="string" calcext:value-type="string">
            <text:p>MID</text:p>
          </table:table-cell>
          <table:table-cell office:value-type="float" office:value="22109" calcext:value-type="float">
            <text:p>22109</text:p>
          </table:table-cell>
          <table:table-cell office:value-type="float" office:value="29959" calcext:value-type="float">
            <text:p>29959</text:p>
          </table:table-cell>
          <table:table-cell office:value-type="float" office:value="32417" calcext:value-type="float">
            <text:p>32417</text:p>
          </table:table-cell>
          <table:table-cell office:value-type="float" office:value="35904" calcext:value-type="float">
            <text:p>35904</text:p>
          </table:table-cell>
          <table:table-cell office:value-type="float" office:value="41526" calcext:value-type="float">
            <text:p>41526</text:p>
          </table:table-cell>
        </table:table-row>
        <table:table-row table:style-name="ro3">
          <table:table-cell office:value-type="string" calcext:value-type="string">
            <text:p><text:a xlink:href="javascript:sym(11228)" xlink:type="simple">Rusape</text:a> (incl. Tsanzaguru)</text:p>
          </table:table-cell>
          <table:table-cell office:value-type="string" calcext:value-type="string">
            <text:p>MNL</text:p>
          </table:table-cell>
          <table:table-cell office:value-type="float" office:value="8216" calcext:value-type="float">
            <text:p>8216</text:p>
          </table:table-cell>
          <table:table-cell office:value-type="float" office:value="13920" calcext:value-type="float">
            <text:p>13920</text:p>
          </table:table-cell>
          <table:table-cell office:value-type="float" office:value="22741" calcext:value-type="float">
            <text:p>22741</text:p>
          </table:table-cell>
          <table:table-cell office:value-type="float" office:value="30316" calcext:value-type="float">
            <text:p>30316</text:p>
          </table:table-cell>
          <table:table-cell office:value-type="float" office:value="37906" calcext:value-type="float">
            <text:p>37906</text:p>
          </table:table-cell>
        </table:table-row>
        <table:table-row table:style-name="ro3">
          <table:table-cell office:value-type="string" calcext:value-type="string">
            <text:p><text:a xlink:href="javascript:sym(26297)" xlink:type="simple">Ruwa</text:a> (incl. Zimrepark)</text:p>
          </table:table-cell>
          <table:table-cell office:value-type="string" calcext:value-type="string">
            <text:p>MS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155" calcext:value-type="float">
            <text:p>22155</text:p>
          </table:table-cell>
          <table:table-cell office:value-type="float" office:value="56678" calcext:value-type="float">
            <text:p>56678</text:p>
          </table:table-cell>
          <table:table-cell office:value-type="float" office:value="94078" calcext:value-type="float">
            <text:p>94078</text:p>
          </table:table-cell>
        </table:table-row>
        <table:table-row table:style-name="ro3">
          <table:table-cell office:value-type="string" calcext:value-type="string">
            <text:p><text:a xlink:href="javascript:sym(26298)" xlink:type="simple">Shamva</text:a> (incl. Shamva Mine)</text:p>
          </table:table-cell>
          <table:table-cell office:value-type="string" calcext:value-type="string">
            <text:p>MSC</text:p>
          </table:table-cell>
          <table:table-cell office:value-type="float" office:value="4617" calcext:value-type="float">
            <text:p>4617</text:p>
          </table:table-cell>
          <table:table-cell office:value-type="string" calcext:value-type="string">
            <text:p>...</text:p>
          </table:table-cell>
          <table:table-cell office:value-type="float" office:value="9437" calcext:value-type="float">
            <text:p>9437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<text:a xlink:href="javascript:sym(11956)" xlink:type="simple">Shurugwi</text:a> (incl. Mining Area)</text:p>
          </table:table-cell>
          <table:table-cell office:value-type="string" calcext:value-type="string">
            <text:p>MID</text:p>
          </table:table-cell>
          <table:table-cell office:value-type="float" office:value="13255" calcext:value-type="float">
            <text:p>13255</text:p>
          </table:table-cell>
          <table:table-cell office:value-type="float" office:value="16138" calcext:value-type="float">
            <text:p>16138</text:p>
          </table:table-cell>
          <table:table-cell office:value-type="float" office:value="16863" calcext:value-type="float">
            <text:p>16863</text:p>
          </table:table-cell>
          <table:table-cell office:value-type="float" office:value="21501" calcext:value-type="float">
            <text:p>21501</text:p>
          </table:table-cell>
          <table:table-cell office:value-type="float" office:value="23304" calcext:value-type="float">
            <text:p>23304</text:p>
          </table:table-cell>
        </table:table-row>
        <table:table-row table:style-name="ro2">
          <table:table-cell office:value-type="string" calcext:value-type="string">
            <text:p><text:a xlink:href="javascript:sym(11226)" xlink:type="simple">Victoria Falls</text:a></text:p>
          </table:table-cell>
          <table:table-cell office:value-type="string" calcext:value-type="string">
            <text:p>MBN</text:p>
          </table:table-cell>
          <table:table-cell office:value-type="float" office:value="8126" calcext:value-type="float">
            <text:p>8126</text:p>
          </table:table-cell>
          <table:table-cell office:value-type="float" office:value="16826" calcext:value-type="float">
            <text:p>16826</text:p>
          </table:table-cell>
          <table:table-cell office:value-type="float" office:value="31519" calcext:value-type="float">
            <text:p>31519</text:p>
          </table:table-cell>
          <table:table-cell office:value-type="float" office:value="33660" calcext:value-type="float">
            <text:p>33660</text:p>
          </table:table-cell>
          <table:table-cell office:value-type="float" office:value="35215" calcext:value-type="float">
            <text:p>35215</text:p>
          </table:table-cell>
        </table:table-row>
        <table:table-row table:style-name="ro1">
          <table:table-cell office:value-type="string" calcext:value-type="string">
            <text:p><text:a xlink:href="javascript:sym(383)" xlink:type="simple">Zvishavane</text:a> (incl. Mining Area)</text:p>
          </table:table-cell>
          <table:table-cell office:value-type="string" calcext:value-type="string">
            <text:p>MID</text:p>
          </table:table-cell>
          <table:table-cell office:value-type="float" office:value="26597" calcext:value-type="float">
            <text:p>26597</text:p>
          </table:table-cell>
          <table:table-cell office:value-type="float" office:value="32984" calcext:value-type="float">
            <text:p>32984</text:p>
          </table:table-cell>
          <table:table-cell office:value-type="float" office:value="35128" calcext:value-type="float">
            <text:p>35128</text:p>
          </table:table-cell>
          <table:table-cell office:value-type="float" office:value="45230" calcext:value-type="float">
            <text:p>45230</text:p>
          </table:table-cell>
          <table:table-cell office:value-type="float" office:value="59714" calcext:value-type="float">
            <text:p>597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0T19:07:21.681278600</meta:creation-date>
    <dc:date>2025-04-21T07:56:10.455808500</dc:date>
    <meta:editing-duration>PT12H48M48S</meta:editing-duration>
    <meta:editing-cycles>1</meta:editing-cycles>
    <meta:document-statistic meta:table-count="1" meta:cell-count="294" meta:object-count="0"/>
    <meta:generator>LibreOffice/25.2.2.2$Windows_X86_64 LibreOffice_project/7370d4be9e3cf6031a51beef54ff3bda878e3fac</meta:generator>
  </office:meta>
</office:document-meta>
</file>